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2" svg:font-family="Helvetica" style:font-family-generic="swiss"/>
    <style:font-face style:name="AR PL KaitiM GB1" svg:font-family="'AR PL KaitiM GB'" style:font-family-generic="modern" style:font-pitch="fixed"/>
    <style:font-face style:name="Courier" svg:font-family="Courier" style:font-family-generic="modern" style:font-pitch="fixed"/>
    <style:font-face style:name="Times" svg:font-family="Times" style:font-family-generic="roman" style:font-pitch="variable"/>
    <style:font-face style:name="Helvetica" svg:font-family="Helvetic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Helvetica1" svg:font-family="Helvetica" style:font-family-generic="system" style:font-pitch="variable"/>
  </office:font-face-decls>
  <office:automatic-styles>
    <style:style style:name="P1" style:family="paragraph" style:parent-style-name="Text_20_body">
      <style:paragraph-properties fo:margin-left="0.3957in" fo:margin-right="0in" fo:text-indent="0in" style:auto-text-indent="false"/>
    </style:style>
    <style:style style:name="P2" style:family="paragraph" style:parent-style-name="Heading_20_1">
      <style:paragraph-properties fo:text-align="center" style:justify-single-word="false"/>
    </style:style>
    <style:style style:name="P3" style:family="paragraph" style:parent-style-name="Preformatted_20_Text">
      <style:paragraph-properties fo:margin-left="0.3957in" fo:margin-right="0in" fo:text-indent="0in" style:auto-text-indent="false"/>
    </style:style>
    <style:style style:name="P4" style:family="paragraph" style:parent-style-name="Preformatted_20_Text">
      <style:paragraph-properties fo:margin-left="0.3957in" fo:margin-right="0in" fo:margin-top="0in" fo:margin-bottom="0.1965in" fo:text-indent="0in" style:auto-text-indent="false"/>
    </style:style>
    <style:style style:name="P5" style:family="paragraph" style:parent-style-name="Preformatted_20_Text">
      <style:paragraph-properties fo:margin-top="0in" fo:margin-bottom="0.1965in"/>
    </style:style>
    <style:style style:name="T1" style:family="text">
      <style:text-properties fo:font-weight="bold"/>
    </style:style>
    <style:style style:name="T2" style:family="text">
      <style:text-properties fo:font-style="italic"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S354 Lab1</text:h>
      <text:h text:style-name="P2" text:outline-level="1">ELF Reader and Loader</text:h>
      <text:h text:style-name="Heading_20_3" text:outline-level="3"><text:a xlink:type="simple" xlink:href="http://www.cs.purdue.edu/homes/cs354/lab1-elfinfo/classnotes">Class Notes</text:a></text:h>
      <text:h text:style-name="Heading_20_3" text:outline-level="3"><text:a xlink:type="simple" xlink:href="http://www.cs.purdue.edu/homes/cs354/lab1-elfinfo/faq.html">Frequently Asked Questions</text:a></text:h>
      <text:h text:style-name="Heading_20_2" text:outline-level="2">Goal</text:h>
      <text:p text:style-name="Text_20_body"><text:span text:style-name="T1">The goal of this lab is to write an ELF executable file reader and write a simple loader to load the program in memory and run it.</text:span> </text:p>
      <text:h text:style-name="Heading_20_2" text:outline-level="2">Part 1. Writing elfinfo</text:h>
      <text:p text:style-name="Text_20_body">The UNIX OS allows the execution of programs by user request. A UNIX program is a file in a special format that is produced by tools such as compilers and assemblers. In this lab you are going to get familiarized with the format of executable files.<text:line-break/><text:line-break/>There are several formats of executable files. The most common ones are a.out and elf. a.out is the oldest one and it is used mainly in BSD \unix. Elf is used in Solaris and other System V flavors of \unix. You can find a description of this format in chapter 5 of <text:a xlink:type="simple" xlink:href="http://download.oracle.com/docs/cd/E19457-01/801-6737/801-6737.pdf">``SunOS Linker and Libraries Manual'' </text:a>The C description of elf is in the file /usr/include/sys/elf.h.<text:line-break/><text:line-break/>1. First download the file <text:a xlink:type="simple" xlink:href="http://www.cs.purdue.edu/homes/cs354/lab1-elfinfo/lab1-src.tar.gz">lab1-src.tar.gz </text:a>and copy it into the directory <text:a xlink:type="simple" xlink:href="http://www.cs.purdue.edu/homes/cs354/lab1-elfinfo/lab1-src">lab1-src</text:a>. Then untar the file</text:p>
      <text:p text:style-name="P3">gunzip lab1-src.tar.gz</text:p>
      <text:p text:style-name="P4">tar -xvf lab1-src.tar</text:p>
      <text:p text:style-name="Text_20_body">You are going to write a program that will display the header information and the symbol table contained in an elf file.<text:line-break/><text:line-break/>You may need to add the path to the gcc version 3 compiler at the beginning of your path. </text:p>
      <text:p text:style-name="P5">export PATH=/opt/csw/gcc3/bin:$PATH</text:p>
      <text:p text:style-name="Text_20_body">Also, two versions of elfinfo are given: elfinfo.c and elfinfo-mmap.c Try to use the mmap implementation to get experience with mmap. <text:line-break/>2.Printing Execution Information And Symbol Table. Every elf file has an elf-header <text:span text:style-name="T1">Elf32_Ehdr</text:span>, zero or more program-headers <text:span text:style-name="T1">Elf32_Phdr</text:span>, and zero or more section-headers <text:span text:style-name="T1">Elf32_Shdr</text:span>. The structure of each header is described in /usr/include/sys/elf.h. The headers contain information such as the machine type, the starting point, number of sections, size of the sections, symbol tables, etc. This information is used by the OS when a program is loaded for execution. You will write a program that given the name of an elf file it displays the contents of the elf-header, the program-headers, the section-headers, and the symbol tables. Print as much in formation as possible of the headers using nice formatting (nice formatting will also be graded).<text:line-break/><text:soft-page-break/><text:line-break/>Before you start writing your program I suggest you to read the material about <text:span text:style-name="T1">elf</text:span> that was described above. Also there is a simple program elfinfo/elfinfo.c that parses an elf file and prints some basic values.<text:line-break/><text:line-break/>See the header file /usr/include/sys/elf.h for the names of the constants as well as chapter 7 "Object File Format" in <text:a xlink:type="simple" xlink:href="http://docs.oracle.com/cd/E19683-01/817-3677/817-3677.pdf">Linker and Libraries Guide</text:a>.<text:line-break/><text:line-break/>The output of your program should be the same as the one of "elfdump" such as:</text:p>
      <text:p text:style-name="P3">elfdump -ecps elfinfo &gt; out.elfdump</text:p>
      <text:p text:style-name="P3">elfinfo elfinfo &gt; out.elfinfo</text:p>
      <text:p text:style-name="P4">diff -b -w -c out.elfdump elfinfo.out</text:p>
      <text:p text:style-name="Text_20_body">There should not be differences in the output<text:line-break/><text:line-break/>Also try </text:p>
      <text:p text:style-name="P3">elfdump -ecps /usr/lib/libc.so &gt; out.elfdump</text:p>
      <text:p text:style-name="P3">elfinfo /usr/lib/libc.so &gt; out.elfinfo</text:p>
      <text:p text:style-name="P4">diff -b -w -c out.elfdump elfinfo</text:p>
      <text:p text:style-name="Text_20_body">There should not be differences in the output for the program headers, section headers and symbol tables. You do not need to print the other extra information.<text:line-break/><text:line-break/>You will be able to use your new command ``<text:span text:style-name="T2">elfinfo</text:span>'' on any executable program or shared library:</text:p>
      <text:p text:style-name="Preformatted_20_Text">        &gt; elfinfo elfinfo</text:p>
      <text:p text:style-name="Preformatted_20_Text"><text:s text:c="8"/>&gt; elfinfo /usr/bin/ls</text:p>
      <text:p text:style-name="P5"><text:s text:c="8"/>&gt; elfinfo /usr/lib/libc.so</text:p>
      <text:p text:style-name="Text_20_body">Note: Do not use libelf.</text:p>
      <text:h text:style-name="Heading_20_2" text:outline-level="2"><text:bookmark text:name="Part_6._Building_a_loader"/>Part 2. Building a loader</text:h>
      <text:p text:style-name="Text_20_body">In this section you will build a loader program that will be able to load an executable file into memory and then execute it.<text:line-break/><text:line-break/>1. The Makefile in this directory contains rules to build the loader and the example tests. In the Makefile you will see that the examlpe executable files loaded by the loader are built in a special way. </text:p>
      <text:p text:style-name="P3">hello: hello.c mylib.o mapfile</text:p>
      <text:p text:style-name="P3">    gcc -g -c hello.c</text:p>
      <text:p text:style-name="P4">    ld -dn -e mystart -M mapfile hello.o mylib.o -o hello</text:p>
      <text:p text:style-name="Text_20_body">The "-dn" flag passed to the linker tells that the file is built statically without shared libraries. The "-e mystart" flag tells that the starting point of the executable is the function "mystart" that will call main(). The "-M mapfile" flag tells that the linker should be using the "mapfile" information. "mapfile" contains:</text:p>
      <text:p text:style-name="P3">text    = LOAD ?RX V0x40000000;</text:p>
      <text:p text:style-name="P4">text    : $PROGBITS ?A!W;</text:p>
      <text:p text:style-name="Text_20_body">This tells that the program should start at address 0x40000000. We choose this address since it is above <text:soft-page-break/>the loader program, beyond the heap and before the shared libraries. "hello.o " is the hello object file that contains main(). "mylib.o" is an object file that contains "mystart" and the  functions that the executables need. <text:line-break/><text:line-break/>Type "make" and ignore for now the errors. Then type "elfinfo hello". You will see that the starting address of the program is 0x40000000<text:line-break/><text:line-break/>2. The file loader.c  contains the starting code for the loader. <text:line-break/>The loader is a program that will take the name of the executable file to execute, it will load the executable in memory at the address indicated in the executable and then call the function in the entry point. When your loader is complete you will be able to run the following command:</text:p>
      <text:p text:style-name="P3">&gt; loader hello</text:p>
      <text:p text:style-name="P3">-------------------------------------</text:p>
      <text:p text:style-name="P4">Welcome to CS354 Operating Systems</text:p>
      <text:p text:style-name="Text_20_body">. To implement the loader add the code missing in "load_and_run(char * progname, int argc, char ** argv ) ". Follow the comments:</text:p>
      <text:p text:style-name="P4">int load_and_run(char * progname, int argc, char ** argv ) </text:p>
      <text:p text:style-name="P4">{</text:p>
      <text:p text:style-name="P3">  // Open progname</text:p>
      <text:p text:style-name="P3">  // Read ehdr</text:p>
      <text:p text:style-name="P3">  // Get entry point address from ehdr.e_entry and store it in function pointer "mystart".</text:p>
      <text:p text:style-name="P4">  // Iterate over all phdr program headers.</text:p>
      <text:p text:style-name="P3">  for ( i = 0; i &lt; ehdr.e_phnum; i++ ) {</text:p>
      <text:p text:style-name="P3">    // read phdr</text:p>
      <text:p text:style-name="P3">    // allocate memory mapping at phdr.p_vaddr of size phdr.p_memsz. Make sure that the address is aligned to a page (8192) and also the memory required is a multiple of a page size. To mmap th eprogram sections use</text:p>
      <text:p text:style-name="P3">    // addr = mmap((void*) startAddr, mappedSize, PROT_READ|PROT_WRITE| PROT_EXEC,</text:p>
      <text:p text:style-name="P4"><text:s text:c="4"/>//              MAP_PRIVATE|MAP_FIXED|MAP_ANON, -1, 0);</text:p>
      <text:p text:style-name="P3">    // Make sure addr returned is the one requested</text:p>
      <text:p text:style-name="P3">    // Read the program from phdr.p_offset, phdr.p_filesz bytes and store it </text:p>
      <text:p text:style-name="P3"><text:s text:c="4"/>// into phdr.p_vaddr. Do this only if phdr.p_filesz&gt;0.</text:p>
      <text:p text:style-name="P4">  }</text:p>
      <text:p text:style-name="P3">  // Call the "mystart" function using the pointer obtained above and</text:p>
      <text:p text:style-name="P4"><text:s text:c="2"/>// pass as arguments FUNC_TABLE, argc, argv</text:p>
      <text:p text:style-name="P4">}</text:p>
      <text:p text:style-name="Text_20_body">See the man pages of mmap if you have questions about its usage.<text:line-break/><text:line-break/>After you complete this part you should be able to run "loader hello".<text:line-break/><text:line-break/>4. The FUNC_TABLE is an array of pointers to the functions that are needed by the test programs that the loader loads. So far this table only has the entry "printf". This table is initialized in loader.c and then a pointer to the table is passed to the "mystart" entry point. The "mystart" entry point is defined in <text:soft-page-break/>"mylib.c" where also it defines a "printf" wrapper that calls the real printf by calling the entry 0 of FUNC_TABLE. You will need to add more entries to the table and function wrappers to make sure that the other examples run: </text:p>
      <text:p text:style-name="P3">loader hello</text:p>
      <text:p text:style-name="P3">loader invert</text:p>
      <text:p text:style-name="P3">loader matrix</text:p>
      <text:p text:style-name="P3">loader qsort</text:p>
      <text:p text:style-name="P4">loader fact </text:p>
      <text:p text:style-name="P1">You will be done with this part when you are able to execute these files.</text:p>
      <text:h text:style-name="Heading_20_2" text:outline-level="2">Turning in your lab</text:h>
      <text:p text:style-name="Text_20_body">To turnin this project </text:p>
      <text:p text:style-name="Text_20_body">0. Login to lore. </text:p>
      <text:p text:style-name="Text_20_body">1. Place the required files in the directory lab1-src/ </text:p>
      <text:p text:style-name="Text_20_body">2. Go one directory above lab1-src and type: </text:p>
      <text:p text:style-name="Text_20_body">        turnin -c cs354 -p lab1 lab1-src </text:p>
      <text:p text:style-name="Text_20_body">3. Verify that your files have been turned in by typing: </text:p>
      <text:p text:style-name="Text_20_body">        turnin -c cs354 -p lab1 -v </text:p>
      <text:p text:style-name="Text_20_body">The deadline for lab1 is 11:59pm Friday September 4th. </text:p>
      <text:p text:style-name="Text_20_bod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2" svg:font-family="Helvetica" style:font-family-generic="swiss"/>
    <style:font-face style:name="AR PL KaitiM GB1" svg:font-family="'AR PL KaitiM GB'" style:font-family-generic="modern" style:font-pitch="fixed"/>
    <style:font-face style:name="Courier" svg:font-family="Courier" style:font-family-generic="modern" style:font-pitch="fixed"/>
    <style:font-face style:name="Times" svg:font-family="Times" style:font-family-generic="roman" style:font-pitch="variable"/>
    <style:font-face style:name="Helvetica" svg:font-family="Helvetica" style:font-family-generic="swiss" style:font-pitch="variable"/>
    <style:font-face style:name="Verdana" svg:font-family="Verdana" style:font-family-generic="swiss" style:font-pitch="variable"/>
    <style:font-face style:name="AR PL KaitiM GB" svg:font-family="'AR PL KaitiM GB'" style:font-family-generic="system" style:font-pitch="variable"/>
    <style:font-face style:name="Helvetica1" svg:font-family="Helvetic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AR PL KaitiM GB" style:font-size-asian="10.5pt" style:language-asian="zh" style:country-asian="CN" style:font-name-complex="Helvetic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KaitiM GB" style:font-size-asian="14pt" style:font-name-complex="Helvetic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Helvetic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Helvetica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Helvetica2"/>
    </style:style>
    <style:style style:name="Heading_20_1" style:display-name="Heading 1" style:family="paragraph" style:parent-style-name="Heading" style:next-style-name="Text_20_body" style:default-outline-level="1" style:list-style-name="" style:class="text">
      <style:text-properties style:font-name="Times" fo:font-size="24pt" fo:font-weight="bold" style:font-name-asian="AR PL KaitiM GB" style:font-size-asian="24pt" style:font-weight-asian="bold" style:font-name-complex="Helvetica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fo:font-size="14pt" fo:font-weight="bold" style:font-name-asian="AR PL KaitiM GB" style:font-size-asian="14pt" style:font-weight-asian="bold" style:font-name-complex="Helvetica1"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fo:font-size="18pt" fo:font-weight="bold" style:font-name-asian="AR PL KaitiM GB" style:font-size-asian="18pt" style:font-weight-asian="bold" style:font-name-complex="Helvetica1"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fo:font-size="10pt" style:font-name-asian="AR PL KaitiM GB1" style:font-size-asian="10pt" style:font-name-complex="Courier"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rong Yuan</meta:initial-creator>
    <meta:creation-date>2012-08-23T12:52:02</meta:creation-date>
    <meta:printed-by>Lirong Yuan</meta:printed-by>
    <meta:print-date>2012-08-23T12:52:38</meta:print-date>
    <dc:date>2012-08-23T12:53:34</dc:date>
    <dc:creator>Lirong Yuan</dc:creator>
    <meta:editing-duration>P0D</meta:editing-duration>
    <meta:editing-cycles>1</meta:editing-cycles>
    <meta:document-statistic meta:table-count="0" meta:image-count="0" meta:object-count="0" meta:page-count="4" meta:paragraph-count="72" meta:word-count="1213" meta:character-count="7194" meta:non-whitespace-character-count="5908"/>
    <meta:generator>LibreOffice/3.5$Linux_X86_64 LibreOffice_project/350m1$Build-2</meta:generator>
  </office:meta>
</office:document-meta>
</file>